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9d45" officeooo:paragraph-rsid="00059d45"/>
    </style:style>
    <style:style style:name="P2" style:family="paragraph" style:parent-style-name="Text_20_body" style:list-style-name="L1">
      <style:text-properties officeooo:rsid="00059d45" officeooo:paragraph-rsid="00059d45"/>
    </style:style>
    <style:style style:name="P3" style:family="paragraph" style:parent-style-name="Text_20_body" style:list-style-name="L1">
      <style:text-properties officeooo:rsid="00059d45" officeooo:paragraph-rsid="00070cfe"/>
    </style:style>
    <style:style style:name="P4" style:family="paragraph" style:parent-style-name="Text_20_body">
      <style:text-properties officeooo:paragraph-rsid="00059d45"/>
    </style:style>
    <style:style style:name="P5" style:family="paragraph" style:parent-style-name="Text_20_body">
      <style:text-properties officeooo:rsid="00070cfe" officeooo:paragraph-rsid="00070cfe"/>
    </style:style>
    <style:style style:name="P6" style:family="paragraph" style:parent-style-name="Text_20_body">
      <style:text-properties officeooo:paragraph-rsid="000cc802"/>
    </style:style>
    <style:style style:name="P7" style:family="paragraph" style:parent-style-name="Text_20_body">
      <style:text-properties officeooo:rsid="000cc802" officeooo:paragraph-rsid="000cc802"/>
    </style:style>
    <style:style style:name="T1" style:family="text">
      <style:text-properties officeooo:rsid="00059d45"/>
    </style:style>
    <style:style style:name="T2" style:family="text">
      <style:text-properties officeooo:rsid="00070cfe"/>
    </style:style>
    <style:style style:name="T3" style:family="text">
      <style:text-properties officeooo:rsid="000900e9"/>
    </style:style>
    <style:style style:name="T4" style:family="text">
      <style:text-properties style:font-name="Liberation Sans" fo:font-size="16.1000003814697pt" fo:font-weight="bold" officeooo:rsid="000900e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officeooo:rsid="000afc80"/>
    </style:style>
    <style:style style:name="T6" style:family="text">
      <style:text-properties officeooo:rsid="000cc8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G – allegato 1</text:h>
      <text:h text:style-name="Heading_20_2" text:outline-level="2">Moduli e funzionalità</text:h>
      <text:p text:style-name="P4"><text:span text:style-name="T1">Il progetto è composto da moduli che sono compilati in file .war diversi, tranne per il modulo “apg-core” che è una dipendenza di tutti gli altri. I .war dovranno essere messi in produzione sui server tomcat previsti.</text:span></text:p>
      <text:h text:style-name="Heading_20_2" text:outline-level="2">apg-core</text:h>
      <text:p text:style-name="P1">È il modulo che contiene il data model (Allegato 2), i DAO, le classi utily e business comuni a tutto il progetto.</text:p>
      <text:p text:style-name="P1">Questo modulo è una dipendenza (maven) di tutti gli altri moduli ad eccezione di apg-export che è stato sviluppato per essere autonomo.</text:p>
      <text:h text:style-name="Heading_20_2" text:outline-level="2">apg-automation</text:h>
      <text:p text:style-name="P1">Questo modulo nasce per raccogliere due tipologie di funzionalità:</text:p>
      <text:list xml:id="list1025740697" text:style-name="L1">
        <text:list-item>
          <text:p text:style-name="P3">Tutti i job schedulati (tecnologia Quartz)</text:p>
          <text:list>
            <text:list-item>
              <text:p text:style-name="P3"><text:span text:style-name="T2">I</text:span>nclu<text:span text:style-name="T2">de la comunicazione con SAP (SapJCO, in futuro SOAP)</text:span></text:p>
            </text:list-item>
          </text:list>
        </text:list-item>
        <text:list-item>
          <text:p text:style-name="P2">Tutte le funzionalità di produzione file PDF (schedulate o meno)</text:p>
        </text:list-item>
      </text:list>
      <text:h text:style-name="Heading_20_2" text:outline-level="2">apg-ui</text:h>
      <text:p text:style-name="P5">È un modulo consistente, sviluppato in tecnologia GWT (compilazione java&gt;javascript) ed è la vera e propria webapp del backoffice.</text:p>
      <text:p text:style-name="P5">Raccoglie i frames (le pagine), i widget, i servizi (GWT RPC) ed eventuali singole servlet per specifiche necessità.<text:line-break/>Le funzionalità di APG sono raccolte in circa 70 pagine web (o popup) che usano circa 100 tra custom widget, select box e oggetti tabella.</text:p>
      <text:h text:style-name="Heading_20_2" text:outline-level="2"><text:span text:style-name="T4">a</text:span>pg-ws</text:h>
      <text:p text:style-name="P6"><text:span text:style-name="T3">Tutte le API </text:span><text:span text:style-name="T5">REST/JSON </text:span><text:span text:style-name="T3">di APG (</text:span><text:span text:style-name="T5">Allegato 3</text:span><text:span text:style-name="T3">) </text:span><text:span text:style-name="T5">sono contenute in questo modulo. Inoltre, è presente il client REST/JSON per il servizio </text:span><text:span text:style-name="T6">Paperlit. I web service SOAP contenuti sono in dismissione.</text:span><text:span text:style-name="T3"> <text:s/></text:span></text:p>
      <text:h text:style-name="Heading_20_2" text:outline-level="2">apg-export</text:h>
      <text:p text:style-name="P5">È il nuovo modulo autonomo che mantiene aggiornata tramite una schedulazione la tabella di confine APG-SalesForce.</text:p>
      <text:h text:style-name="Heading_20_2" text:outline-level="2">apg-updater</text:h>
      <text:p text:style-name="P7">Non è un vero modulo, è piuttosto una raccolta di procedure che via via sono state utili nel tempo per importare dati oppure effettuare modifiche massive ai dati sul DB.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0:56:58.359741012</meta:creation-date>
    <meta:generator>LibreOffice/6.4.6.2$Linux_X86_64 LibreOffice_project/40$Build-2</meta:generator>
    <dc:date>2020-10-15T12:02:43.428181408</dc:date>
    <meta:editing-duration>PT6M11S</meta:editing-duration>
    <meta:editing-cycles>3</meta:editing-cycles>
    <meta:document-statistic meta:table-count="0" meta:image-count="0" meta:object-count="0" meta:page-count="2" meta:paragraph-count="20" meta:word-count="269" meta:character-count="1651" meta:non-whitespace-character-count="1402"/>
  </office:meta>
</office:document-meta>
</file>